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5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6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7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8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9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0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1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2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3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4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5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6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P17" style:family="paragraph" style:parent-style-name="Standard">
      <style:text-properties fo:font-weight="normal" officeooo:rsid="003b6b46" officeooo:paragraph-rsid="003b6b46" style:font-weight-asian="normal" style:font-weight-complex="normal"/>
    </style:style>
    <style:style style:name="P18" style:family="paragraph" style:parent-style-name="Standard">
      <style:text-properties fo:font-weight="normal" officeooo:rsid="003cf5b0" officeooo:paragraph-rsid="003cf5b0" style:font-weight-asian="normal" style:font-weight-complex="normal"/>
    </style:style>
    <style:style style:name="P19" style:family="paragraph" style:parent-style-name="Standard">
      <style:text-properties fo:font-weight="normal" officeooo:rsid="003f1d30" officeooo:paragraph-rsid="003f1d30" style:font-weight-asian="normal" style:font-weight-complex="normal"/>
    </style:style>
    <style:style style:name="P20" style:family="paragraph" style:parent-style-name="Standard">
      <style:text-properties fo:font-weight="normal" officeooo:rsid="002afbe2" officeooo:paragraph-rsid="004a6753" style:font-weight-asian="normal" style:font-weight-complex="normal"/>
    </style:style>
    <style:style style:name="P21" style:family="paragraph" style:parent-style-name="Standard">
      <style:text-properties fo:font-weight="normal" officeooo:rsid="0046f00d" officeooo:paragraph-rsid="004905e8" style:font-weight-asian="normal" style:font-weight-complex="normal"/>
    </style:style>
    <style:style style:name="P22" style:family="paragraph" style:parent-style-name="Standard">
      <style:text-properties fo:font-weight="normal" officeooo:rsid="0048252b" officeooo:paragraph-rsid="004c10e5" style:font-weight-asian="normal" style:font-weight-complex="normal"/>
    </style:style>
    <style:style style:name="P23" style:family="paragraph" style:parent-style-name="Standard">
      <style:text-properties fo:font-weight="normal" officeooo:rsid="004c10e5" officeooo:paragraph-rsid="004c10e5" style:font-weight-asian="normal" style:font-weight-complex="normal"/>
    </style:style>
    <style:style style:name="P24" style:family="paragraph" style:parent-style-name="Standard">
      <style:text-properties fo:font-weight="normal" officeooo:rsid="00424556" officeooo:paragraph-rsid="004cec18" style:font-weight-asian="normal" style:font-weight-complex="normal"/>
    </style:style>
    <style:style style:name="P25" style:family="paragraph" style:parent-style-name="Standard">
      <style:text-properties fo:font-weight="normal" officeooo:rsid="00424556" officeooo:paragraph-rsid="005b8285" style:font-weight-asian="normal" style:font-weight-complex="normal"/>
    </style:style>
    <style:style style:name="P26" style:family="paragraph" style:parent-style-name="Standard">
      <style:text-properties fo:font-weight="normal" officeooo:rsid="00424556" officeooo:paragraph-rsid="006503ad" style:font-weight-asian="normal" style:font-weight-complex="normal"/>
    </style:style>
    <style:style style:name="P27" style:family="paragraph" style:parent-style-name="Standard">
      <style:text-properties fo:font-weight="normal" officeooo:rsid="004cec18" officeooo:paragraph-rsid="004cec18" style:font-weight-asian="normal" style:font-weight-complex="normal"/>
    </style:style>
    <style:style style:name="P28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29" style:family="paragraph" style:parent-style-name="Standard">
      <style:text-properties fo:font-weight="normal" officeooo:rsid="006786fe" officeooo:paragraph-rsid="006786fe" style:font-weight-asian="normal" style:font-weight-complex="normal"/>
    </style:style>
    <style:style style:name="P30" style:family="paragraph" style:parent-style-name="Standard">
      <style:text-properties fo:color="#800000" fo:font-weight="normal" officeooo:rsid="003dd3e7" officeooo:paragraph-rsid="003dd3e7" style:font-weight-asian="normal" style:font-weight-complex="normal"/>
    </style:style>
    <style:style style:name="P31" style:family="paragraph" style:parent-style-name="Standard">
      <style:text-properties fo:font-weight="bold" officeooo:rsid="00424556" officeooo:paragraph-rsid="00632f87" style:font-weight-asian="bold" style:font-weight-complex="bold"/>
    </style:style>
    <style:style style:name="T1" style:family="text">
      <style:text-properties officeooo:rsid="00217337"/>
    </style:style>
    <style:style style:name="T2" style:family="text">
      <style:text-properties officeooo:rsid="003595f8"/>
    </style:style>
    <style:style style:name="T3" style:family="text">
      <style:text-properties officeooo:rsid="0045a847"/>
    </style:style>
    <style:style style:name="T4" style:family="text">
      <style:text-properties officeooo:rsid="0048252b"/>
    </style:style>
    <style:style style:name="T5" style:family="text">
      <style:text-properties officeooo:rsid="004905e8"/>
    </style:style>
    <style:style style:name="T6" style:family="text">
      <style:text-properties officeooo:rsid="004a6753"/>
    </style:style>
    <style:style style:name="T7" style:family="text">
      <style:text-properties officeooo:rsid="004c10e5"/>
    </style:style>
    <style:style style:name="T8" style:family="text">
      <style:text-properties fo:font-weight="normal" officeooo:rsid="004cec18" style:font-weight-asian="normal" style:font-weight-complex="normal"/>
    </style:style>
    <style:style style:name="T9" style:family="text">
      <style:text-properties fo:color="#800000"/>
    </style:style>
    <style:style style:name="T10" style:family="text">
      <style:text-properties fo:color="#800000" officeooo:rsid="0045a847"/>
    </style:style>
    <style:style style:name="T11" style:family="text">
      <style:text-properties fo:color="#800000" fo:font-weight="normal" officeooo:rsid="004cec18" style:font-weight-asian="normal" style:font-weight-complex="normal"/>
    </style:style>
    <style:style style:name="T12" style:family="text">
      <style:text-properties officeooo:rsid="006599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21">sudo subscription-manager repos --enable=<text:span text:style-name="T5">rhel-server-rhscl-7-rpms</text:span></text:p>
      <text:p text:style-name="P20"><text:bookmark-start text:name="__DdeLink__158_1882037245"/>sudo yum -y install <text:span text:style-name="T6">devtoolset-12-gcc.x86_64</text:span><text:bookmark-end text:name="__DdeLink__158_1882037245"/></text:p>
      <text:p text:style-name="P22">sudo yum <text:span text:style-name="T7">-y</text:span> install <text:span text:style-name="T7">devtoolset-12-gcc-c++.x86_64</text:span></text:p>
      <text:p text:style-name="P22">sudo yum <text:span text:style-name="T7">-y</text:span> install <text:span text:style-name="T7">devtoolset-12-gdb.x86_64</text:span></text:p>
      <text:p text:style-name="P23"><text:span text:style-name="T4">sudo yum </text:span>-y<text:span text:style-name="T4"> install </text:span>devtoolset-12-make.x86_64 </text:p>
      <text:p text:style-name="P19">. /opt/rh/devtoolset-<text:span text:style-name="T7">12</text:span>/enable</text:p>
      <text:p text:style-name="P26">sudo yum -y install bison <text:span text:style-name="T3">autoconf automake flex doxygen expect valgrind <text:s/>texinfo python3-pip</text:span></text:p>
      <text:p text:style-name="P11"/>
      <text:p text:style-name="P17"><text:span text:style-name="T9">git clone </text:span><text:a xlink:type="simple" xlink:href="https://github.com/gcc-mirror/gcc/" text:style-name="Internet_20_link" text:visited-style-name="Visited_20_Internet_20_Link">https://github.com/gcc-mirror/gcc/</text:a></text:p>
      <text:p text:style-name="P18"><text:span text:style-name="T9">wget </text:span><text:a xlink:type="simple" xlink:href="https://ftp.gnu.org/gnu/gcc/gcc-9.3.0/gcc-9.3.0.tar.gz" text:style-name="Internet_20_link" text:visited-style-name="Visited_20_Internet_20_Link">https://ftp.gnu.org/gnu/gcc/gcc-9.3.0/gcc-9.3.0.tar.gz</text:a></text:p>
      <text:p text:style-name="P18"><text:span text:style-name="T9">tar -xzvf </text:span><text:a xlink:type="simple" xlink:href="https://ftp.gnu.org/gnu/gcc/gcc-9.3.0/gcc-9.3.0.tar.gz" text:style-name="Internet_20_link" text:visited-style-name="Visited_20_Internet_20_Link">gcc-9.3.0.tar.gz</text:a></text:p>
      <text:p text:style-name="P18"><text:span text:style-name="T9">cd </text:span><text:a xlink:type="simple" xlink:href="https://ftp.gnu.org/gnu/gcc/gcc-9.3.0/gcc-9.3.0.tar.gz" text:style-name="Internet_20_link" text:visited-style-name="Visited_20_Internet_20_Link">gcc-9.3.0</text:a></text:p>
      <text:p text:style-name="P30">mkdir build</text:p>
      <text:p text:style-name="P30">./contrib/download_prerequisites --directory=build</text:p>
      <text:p text:style-name="P30">cd <text:s text:c="3"/>build</text:p>
      <text:p text:style-name="P30">../configure <text:s text:c="42"/>\</text:p>
      <text:p text:style-name="P30"><text:s text:c="4"/>--prefix=/usr <text:s text:c="37"/>\</text:p>
      <text:p text:style-name="P30"><text:s text:c="4"/>--disable-multilib <text:s text:c="32"/>\</text:p>
      <text:p text:style-name="P30"><text:s text:c="4"/>--with-system-zlib <text:s text:c="32"/>\</text:p>
      <text:p text:style-name="P30"><text:s text:c="4"/>--enable-languages=c,c++,d,fortran,go,objc,obj-c++ \</text:p>
      <text:p text:style-name="P30"><text:s text:c="4"/>--program-suffix=-9.3.0</text:p>
      <text:p text:style-name="P30"/>
      <text:p text:style-name="P30">make -j$(nproc)</text:p>
      <text:p text:style-name="P30">sudo make install -j$(nproc)</text:p>
      <text:p text:style-name="P8"/>
      <text:p text:style-name="P8">wget https://cmake.org/files/v3.30/cmake-3.30.4.tar.gz</text:p>
      <text:p text:style-name="P9">tar -xzvf cmake-3.30.4.tar.gz</text:p>
      <text:p text:style-name="P10">cd cmake-3.30.4</text:p>
      <text:p text:style-name="P15">sudo yum -y install openssl openssl-devel</text:p>
      <text:p text:style-name="P12">./bootstrap <text:span text:style-name="T12">--</text:span>prefix=/usr/local</text:p>
      <text:p text:style-name="P12">make -j$(nproc)</text:p>
      <text:p text:style-name="P12">sudo make install</text:p>
      <text:p text:style-name="P10"/>
      <text:p text:style-name="P13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3">tar -xzvf pcre2-10.44.tar.gz</text:p>
      <text:p text:style-name="P13">cd <text:s/>pcre2-10.44</text:p>
      <text:p text:style-name="P28">sudo yum -y install readline-devel</text:p>
      <text:p text:style-name="P29">sudo yum install -y bzip2-devel.x86_64</text:p>
      <text:p text:style-name="P13">./configure --prefix=/usr <text:s text:c="22"/>\</text:p>
      <text:p text:style-name="P13"><text:s text:c="12"/>--docdir=/usr/share/doc/pcre2-10.44 \</text:p>
      <text:p text:style-name="P13"><text:s text:c="12"/>--enable-unicode <text:s text:c="19"/>\</text:p>
      <text:p text:style-name="P13"><text:s text:c="12"/>--enable-jit <text:s text:c="23"/>\</text:p>
      <text:p text:style-name="P13"><text:s text:c="12"/>--enable-pcre2-16 <text:s text:c="18"/>\</text:p>
      <text:p text:style-name="P13"><text:s text:c="12"/>--enable-pcre2-32 <text:s text:c="18"/>\</text:p>
      <text:p text:style-name="P13"><text:s text:c="12"/>--enable-pcre2grep-libz <text:s text:c="12"/>\</text:p>
      <text:p text:style-name="P13"><text:s text:c="12"/>--enable-pcre2grep-libbz2 <text:s text:c="10"/>\</text:p>
      <text:p text:style-name="P13"><text:s text:c="12"/>--enable-pcre2test-libreadline <text:s text:c="5"/>\</text:p>
      <text:p text:style-name="P13"><text:s text:c="12"/>--disable-static <text:s text:c="19"/>&amp;&amp;</text:p>
      <text:p text:style-name="P13">make</text:p>
      <text:p text:style-name="P14">sudo make install</text:p>
      <text:p text:style-name="P5"><text:soft-page-break/></text:p>
      <text:p text:style-name="P5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4.2.1.tar.gz</text:a></text:p>
      <text:p text:style-name="P6">tar -xzvf swig-4.2.1.tar.gz</text:p>
      <text:p text:style-name="P7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6">cd swig-4.2.1</text:p>
      <text:p text:style-name="P16">./configure</text:p>
      <text:p text:style-name="P16">make</text:p>
      <text:p text:style-name="P16">sudo make install</text:p>
      <text:p text:style-name="P7"/>
      <text:p text:style-name="P25"/>
      <text:p text:style-name="P31"><text:span text:style-name="T10">ccache exuberant-ctags gperf <text:s/></text:span><text:span text:style-name="T11">iverilog <text:s/>libc6-dev <text:s/>libcairo2-dev <text:s/>libevent-dev <text:s/>libffi-dev <text:s/>libfontconfig1-dev <text:s/>liblist-moreutils-perl <text:s/>clang-11 </text:span><text:span text:style-name="T8">clang-12 clang-13 </text:span><text:span text:style-name="T11">clang-14 <text:s/>clang-format-14 libxml2-utils tcl8.6-dev <text:s/>tcllib <text:s/>qtbase5-dev <text:s/>libncurses5-dev <text:s/>libreadline-dev <text:s/>libx11-dev <text:s/>libxft-dev <text:s/>libxml++2.6-dev <text:s/>pkg-config python3-lxml</text:span></text:p>
      <text:p text:style-name="P27"><text:s text:c="4"/></text:p>
      <text:p text:style-name="P4">git clone https://github.com/LNIS-Projects/OpenFPGA.git</text:p>
      <text:p text:style-name="P4">cd OpenFPGA</text:p>
      <text:p text:style-name="P4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3T17:22:17.685157199</dc:date>
    <meta:editing-duration>PT8H21M32S</meta:editing-duration>
    <meta:editing-cycles>56</meta:editing-cycles>
    <meta:generator>LibreOffice/5.3.6.1$Linux_X86_64 LibreOffice_project/30$Build-1</meta:generator>
    <meta:document-statistic meta:table-count="0" meta:image-count="0" meta:object-count="0" meta:page-count="2" meta:paragraph-count="62" meta:word-count="220" meta:character-count="2743" meta:non-whitespace-character-count="2161"/>
  </office:meta>
</office:document-meta>
</file>